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8pt" style:font-size-asian="8pt" style:font-size-complex="8pt"/>
    </style:style>
    <style:style style:name="P2" style:family="paragraph" style:parent-style-name="Standard">
      <style:text-properties officeooo:rsid="0004bcad" officeooo:paragraph-rsid="0004bcad"/>
    </style:style>
    <style:style style:name="P3" style:family="paragraph" style:parent-style-name="Standard" style:master-page-name="Standard">
      <style:paragraph-properties style:page-number="auto"/>
    </style:style>
    <style:style style:name="P4" style:family="paragraph" style:parent-style-name="Standard">
      <style:text-properties fo:font-size="8pt" style:font-size-asian="8pt" style:font-size-complex="8pt"/>
    </style:style>
    <style:style style:name="T1" style:family="text">
      <style:text-properties fo:font-weight="bold" style:font-weight-asian="bold" style:font-weight-complex="bold"/>
    </style:style>
    <style:style style:name="T2" style:family="text">
      <style:text-properties style:text-position="super 58%" fo:font-weight="bold" style:font-weight-asian="bold" style:font-weight-complex="bold"/>
    </style:style>
    <style:style style:name="T3" style:family="text">
      <style:text-properties fo:background-color="#cc3300" loext:char-shading-value="0"/>
    </style:style>
    <style:style style:name="T4" style:family="text">
      <style:text-properties style:text-line-through-style="solid" style:text-line-through-type="single" style:text-line-through-width="bold" fo:background-color="#cc3300" loext:char-shading-value="0"/>
    </style:style>
    <style:style style:name="T5" style:family="text">
      <style:text-properties fo:background-color="#ffff99" loext:char-shading-value="0"/>
    </style:style>
    <style:style style:name="T6" style:family="text">
      <style:text-properties officeooo:rsid="000510a5"/>
    </style:style>
    <style:style style:name="T7" style:family="text">
      <style:text-properties fo:background-color="#ccff00" loext:char-shading-value="0"/>
    </style:style>
    <style:style style:name="T8" style:family="text">
      <style:text-properties fo:background-color="#ff3333" loext:char-shading-value="0"/>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ttenuated hippocampal CA1 pattern reactivation and replay in rats with medial entorhinal cortex lesion</text:p>
      <text:p text:style-name="Standard"/>
      <text:p text:style-name="Standard"><text:span text:style-name="T1">Alireza Chenani</text:span><text:span text:style-name="T2">1</text:span><text:span text:style-name="T1">, Marta Sabariego</text:span><text:span text:style-name="T2">2</text:span><text:span text:style-name="T1">, Magda Schlesiger</text:span><text:span text:style-name="T2">2</text:span><text:span text:style-name="T1">, …., Stefan Leutgeb</text:span><text:span text:style-name="T2">2,3</text:span><text:span text:style-name="T1">, Christian Leibold</text:span><text:span text:style-name="T2">1,4</text:span></text:p>
      <text:p text:style-name="Standard"/>
      <text:p text:style-name="P1">1 Department Biology II, Ludwig-Maximilians-Universität München, Martinsried, Germany</text:p>
      <text:p text:style-name="P1">2 Neurobiology Section and Center for Neural Circuits and Behavior, University of California, San Diego, La Jolla, California, USA.</text:p>
      <text:p text:style-name="P1">3 Kavli Institute for Brain and Mind, University of California, San Diego, La Jolla, California, USA.</text:p>
      <text:p text:style-name="P1">4 Bernstein Center for Computational Neuroscience Munich, Martinsried, Germany</text:p>
      <text:p text:style-name="P1"/>
      <text:p text:style-name="Standard"/>
      <text:p text:style-name="Standard">During awake immobility and slow wave sleep <text:span text:style-name="T3">, </text:span>hippocampal spikes from CA1 population bursts resemble place field sequences (replay/preplay) and neuronal assemblies that are identified during running on a linear track. These spontaneous hippocampal activity patterns are generally thought to reflect intrinsic hippocampal synaptic connectivity. How much they reflect experience during linear track sessions is not fully understood. In rats with bilateral lesions of the medial entorhinal cortex (MEC) <text:span text:style-name="T8">, </text:span>we find that sequence replay was still <text:span text:style-name="T4">highly</text:span> significantly present but nevertheless strongly reduced as compared to control rats. <office:annotation office:name="__Fieldmark__39_1701214223"><dc:creator>Unknown Author</dc:creator><dc:date>2016-05-03T18:47:45</dc:date><text:list text:style-name=""><text:list-item><text:p>Maybe one can rewrite this part as I wrote on the bottom of the page.</text:p></text:list-item></text:list></office:annotation><text:span text:style-name="T5">In lesioned rats, the average activation strength of assemblies was similar during rest sessions before (PRE) and after (POST) running on the linear track (RUN), whereas for controls, average POST activation was higher than PRE activation.</text:span><office:annotation-end office:name="__Fieldmark__39_1701214223"/><text:span text:style-name="T5"> </text:span><office:annotation office:name="__Fieldmark__40_1701214223"><dc:creator>Unknown Author</dc:creator><dc:date>2016-05-03T18:49:39</dc:date><text:list text:continue-numbering="true" text:style-name=""><text:list-item><text:p>I don't understand. In the first part it says the phase precession is reduced and in the second part it's talking about intact phase precession. </text:p></text:list-item></text:list></office:annotation><text:span text:style-name="T7">Since, in MEC lesioned animals CA1 theta phase precession was strongly disrupted, our findings suggest that sequence replay and assembly reactivation are partly independent of intact hippocampal phase precession.</text:span><office:annotation-end office:name="__Fieldmark__40_1701214223"/></text:p>
      <text:p text:style-name="Standard"/>
      <text:p text:style-name="P2"/>
      <text:p text:style-name="P2"/>
      <text:p text:style-name="P2"/>
      <text:p text:style-name="P2"/>
      <text:p text:style-name="P2">Furthermore, while the average activation of <text:span text:style-name="T6">aforementioned</text:span> neuronal assemblies are generally higher in sleep following <text:span text:style-name="T6">(POST)</text:span> <text:span text:style-name="T6">rather than sleep preceding (PRE) the </text:span>linear track (RUN) <text:span text:style-name="T6">session among animals in the <text:s/>control group; such an increase is not observable in any of lesioned anima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svg:font-family="Ubuntu"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en" fo:country="US"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Überschrift_20_3" style:display-name="Überschrift 3" style:family="paragraph" style:default-outline-level="3" style:list-style-name="">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Überschrift" style:family="paragraph" style:parent-style-name="Standard" style:default-outline-level="">
      <style:paragraph-properties fo:margin-top="0.1665in" fo:margin-bottom="0.0835in" style: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körper" style:family="paragraph" style:parent-style-name="Standard" style:default-outline-level="">
      <style:paragraph-properties fo:margin-top="0in" fo:margin-bottom="0.0972in" style:contextual-spacing="false" fo:line-height="120%"/>
    </style:style>
    <style:style style:name="Liste" style:family="paragraph" style:parent-style-name="Textkörper" style:default-outline-level="">
      <style:text-properties style:font-name-complex="FreeSans" style:font-family-complex="FreeSans" style:font-family-generic-complex="system" style:font-pitch-complex="variable"/>
    </style:style>
    <style:style style:name="Beschriftung" style:family="paragraph" style:parent-style-name="Standard" style:default-outline-level="">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Verzeichnis" style:family="paragraph" style:parent-style-name="Standard" style:default-outline-level="">
      <style:paragraph-properties text:number-lines="false" text:line-number="0"/>
      <style:text-properties style:font-name-complex="FreeSans" style:font-family-complex="FreeSans" style:font-family-generic-complex="system" style:font-pitch-complex="variabl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2T16:42:41</meta:creation-date>
    <meta:initial-creator>Christian Leibold</meta:initial-creator>
    <dc:language>en-US</dc:language>
    <meta:editing-cycles>1</meta:editing-cycles>
    <meta:editing-duration>P0D</meta:editing-duration>
    <meta:generator>LibreOffice/4.2.8.2$Linux_X86_64 LibreOffice_project/420m0$Build-2</meta:generator>
    <dc:date>2016-05-03T18:54:06.724049459</dc:date>
    <meta:document-statistic meta:table-count="0" meta:image-count="0" meta:object-count="0" meta:page-count="1" meta:paragraph-count="8" meta:word-count="278" meta:character-count="1976" meta:non-whitespace-character-count="1709"/>
  </office:meta>
</office:document-meta>
</file>